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5pt" style:use-optimal-row-height="true"/>
    </style:style>
    <style:style style:name="ACOL-0" style:family="table-column">
      <style:table-column-properties style:column-width="67.5pt" style:use-optimal-column-width="true"/>
    </style:style>
    <style:style style:name="ACE-0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#ff6600" gnm:background-colour="#ff6600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#ff6600" gnm:background-colour="#ff6600" gnm:pattern-colour="#000000" gnm:pattern="1" fo:border-top="0.035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#ff6600" gnm:background-colour="#ff6600" gnm:pattern-colour="#000000" gnm:pattern="1" fo:border-top="0.035cm solid #000000" fo:border-bottom="0.106cm solid #000000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106cm solid #000000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#ff9900" gnm:background-colour="#ff9900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0000ff" gnm:background-colour="#0000ff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1" style:family="table-cell" style:data-style-name="General">
      <style:table-cell-properties fo:background-color="#0000ff" gnm:background-colour="#0000ff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4" style:family="table-cell" style:data-style-name="General">
      <style:table-cell-properties fo:background-color="#800080" gnm:background-colour="#800080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5" style:family="table-cell" style:data-style-name="General">
      <style:table-cell-properties fo:background-color="#800080" gnm:background-colour="#800080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16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9" style:family="table-cell" style:data-style-name="General">
      <style:table-cell-properties fo:background-color="#993366" gnm:background-colour="#993366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0" style:family="table-cell" style:data-style-name="General">
      <style:table-cell-properties fo:background-color="#993366" gnm:background-colour="#993366" gnm:pattern-colour="#000000" gnm:pattern="1" fo:border-top="0.035cm solid #000000" fo:border-bottom="0.106cm solid #000000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1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3" style:family="table-cell" style:data-style-name="General">
      <style:table-cell-properties fo:background-color="#ff6600" gnm:background-colour="#ff6600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#0000ff" gnm:background-colour="#0000ff" gnm:pattern-colour="#000000" gnm:pattern="1" fo:border-top="0.071cm solid #000000" fo:border-bottom="0.000cm none #c7c7c7" fo:border-left="0.106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5" style:family="table-cell" style:data-style-name="General">
      <style:table-cell-properties fo:background-color="#0000ff" gnm:background-colour="#0000ff" gnm:pattern-colour="#000000" gnm:pattern="1" fo:border-top="0.071cm solid #000000" fo:border-bottom="0.106cm solid #000000" fo:border-left="0.106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7" style:family="table-cell" style:data-style-name="General">
      <style:table-cell-properties fo:background-color="#3366ff" gnm:background-colour="#3366ff" gnm:pattern-colour="#000000" gnm:pattern="1" fo:border-top="0.071cm solid #000000" fo:border-bottom="0.106cm solid #000000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8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29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1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General">
      <style:table-cell-properties fo:background-color="#ff9900" gnm:background-colour="#ff9900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5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6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7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8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39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0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1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2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3" style:family="table-cell" style:data-style-name="General">
      <style:table-cell-properties fo:background-color="#ff9900" gnm:background-colour="#ff9900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4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5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6" style:family="table-cell" style:data-style-name="General">
      <style:table-cell-properties fo:background-color="#ff6600" gnm:background-colour="#ff6600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7" style:family="table-cell" style:data-style-name="General">
      <style:table-cell-properties fo:background-color="#0000ff" gnm:background-colour="#0000ff" gnm:pattern-colour="#000000" gnm:pattern="1" fo:border-top="0.071cm solid #000000" fo:border-bottom="0.000cm none #c7c7c7" fo:border-left="0.106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8" style:family="table-cell" style:data-style-name="General">
      <style:table-cell-properties fo:background-color="#0000ff" gnm:background-colour="#0000ff" gnm:pattern-colour="#000000" gnm:pattern="1" fo:border-top="0.071cm solid #000000" fo:border-bottom="0.106cm solid #000000" fo:border-left="0.106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4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1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2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3" style:family="table-cell" style:data-style-name="General">
      <style:table-cell-properties fo:background-color="#ff9900" gnm:background-colour="#ff9900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4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5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56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57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58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59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60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61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2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3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4" style:family="table-cell" style:data-style-name="General">
      <style:table-cell-properties fo:background-color="#ff9900" gnm:background-colour="#ff9900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5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6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67" style:family="table-cell" style:data-style-name="General">
      <style:table-cell-properties fo:background-color="#3366ff" gnm:background-colour="#3366ff" gnm:pattern-colour="#000000" gnm:pattern="1" fo:border-top="0.071cm solid #000000" fo:border-bottom="0.106cm solid #000000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6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0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1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2" style:family="table-cell" style:data-style-name="General">
      <style:table-cell-properties fo:background-color="#ff6600" gnm:background-colour="#ff6600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3" style:family="table-cell" style:data-style-name="General">
      <style:table-cell-properties fo:background-color="#0000ff" gnm:background-colour="#0000ff" gnm:pattern-colour="#000000" gnm:pattern="1" fo:border-top="0.071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74" style:family="table-cell" style:data-style-name="General">
      <style:table-cell-properties fo:background-color="#0000ff" gnm:background-colour="#0000ff" gnm:pattern-colour="#000000" gnm:pattern="1" fo:border-top="0.035cm solid #000000" fo:border-bottom="0.000cm none #c7c7c7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75" style:family="table-cell" style:data-style-name="General">
      <style:table-cell-properties fo:background-color="#0000ff" gnm:background-colour="#0000ff" gnm:pattern-colour="#000000" gnm:pattern="1" fo:border-top="0.035cm solid #000000" fo:border-bottom="0.106cm solid #000000" fo:border-left="0.106cm solid #000000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7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8" style:family="table-cell" style:data-style-name="General">
      <style:table-cell-properties fo:background-color="#3366ff" gnm:background-colour="#3366ff" gnm:pattern-colour="#000000" gnm:pattern="1" fo:border-top="0.000cm none #c7c7c7" fo:border-bottom="0.000cm none #c7c7c7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79" style:family="table-cell" style:data-style-name="General">
      <style:table-cell-properties fo:background-color="#3366ff" gnm:background-colour="#3366ff" gnm:pattern-colour="#000000" gnm:pattern="1" fo:border-top="0.035cm solid #000000" fo:border-bottom="0.035cm solid #000000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0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1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2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3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4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5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6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7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8" style:family="table-cell" style:data-style-name="General">
      <style:table-cell-properties fo:background-color="#3366ff" gnm:background-colour="#3366ff" gnm:pattern-colour="#000000" gnm:pattern="1" fo:border-top="0.035cm solid #000000" fo:border-bottom="0.000cm none #c7c7c7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89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0" style:family="table-cell" style:data-style-name="General">
      <style:table-cell-properties fo:background-color="#3366ff" gnm:background-colour="#3366ff" gnm:pattern-colour="#000000" gnm:pattern="1" fo:border-top="0.035cm solid #000000" fo:border-bottom="0.106cm solid #000000" fo:border-left="0.071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E-91" style:family="table-cell" style:data-style-name="General">
      <style:table-cell-properties fo:background-color="#808080" gnm:background-colour="#808080" gnm:pattern-colour="#000000" gnm:pattern="1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2" style:family="table-cell" style:data-style-name="General">
      <style:table-cell-properties fo:background-color="#969696" gnm:background-colour="#969696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3" style:family="table-cell" style:data-style-name="General">
      <style:table-cell-properties fo:background-color="#ff9900" gnm:background-colour="#ff9900" gnm:pattern-colour="#000000" gnm:pattern="1" fo:border-top="0.071cm solid #000000" fo:border-bottom="0.035cm solid #000000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4" style:family="table-cell" style:data-style-name="General">
      <style:table-cell-properties fo:background-color="#ff9900" gnm:background-colour="#ff9900" gnm:pattern-colour="#000000" gnm:pattern="1" fo:border-top="0.000cm none #c7c7c7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5" style:family="table-cell" style:data-style-name="General">
      <style:table-cell-properties fo:background-color="#ff9900" gnm:background-colour="#ff9900" gnm:pattern-colour="#000000" gnm:pattern="1" fo:border-top="0.035cm solid #000000" fo:border-bottom="0.000cm none #c7c7c7" fo:border-left="0.071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6" style:family="table-cell" style:data-style-name="General">
      <style:table-cell-properties fo:background-color="#3366ff" gnm:background-colour="#3366ff" gnm:pattern-colour="#000000" gnm:pattern="1" fo:border-top="0.071cm solid #000000" fo:border-bottom="0.000cm none #c7c7c7" fo:border-left="0.071cm solid #000000" fo:border-right="0.106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ffffff" fo:font-family="Sans"/>
    </style:style>
    <style:style style:name="ACOL-1" style:family="table-column">
      <style:table-column-properties style:column-width="90pt" style:use-optimal-column-width="false"/>
    </style:style>
    <style:style style:name="ACOL-2" style:family="table-column">
      <style:table-column-properties style:column-width="213pt" style:use-optimal-column-width="false"/>
    </style:style>
    <style:style style:name="ACOL-3" style:family="table-column"/>
    <style:style style:name="ACOL-4" style:family="table-column">
      <style:table-column-properties style:column-width="70.5pt" style:use-optimal-column-width="false"/>
    </style:style>
    <style:style style:name="ACOL-5" style:family="table-column">
      <style:table-column-properties style:column-width="198.75pt" style:use-optimal-column-width="false"/>
    </style:style>
    <style:style style:name="ACOL-6" style:family="table-column">
      <style:table-column-properties style:column-width="291pt" style:use-optimal-column-width="false"/>
    </style:style>
    <style:style style:name="ACOL-7" style:family="table-column">
      <style:table-column-properties style:column-width="48pt" style:use-optimal-column-width="true"/>
    </style:style>
    <style:style style:name="ACOL-8" style:family="table-column">
      <style:table-column-properties style:column-width="44.25pt" style:use-optimal-column-width="false"/>
    </style:style>
    <style:style style:name="ACOL-9" style:family="table-column">
      <style:table-column-properties style:column-width="97.5pt" style:use-optimal-column-width="false"/>
    </style:style>
    <style:style style:name="ACOL-10" style:family="table-column">
      <style:table-column-properties style:column-width="54.75pt" style:use-optimal-column-width="false"/>
    </style:style>
    <style:style style:name="ACOL-11" style:family="table-column">
      <style:table-column-properties style:column-width="159.75pt" style:use-optimal-column-width="false"/>
    </style:style>
    <style:style style:name="ACOL-12" style:family="table-column">
      <style:table-column-properties style:column-width="256.5pt" style:use-optimal-column-width="false"/>
    </style:style>
    <style:style style:name="ACOL-13" style:family="table-column">
      <style:table-column-properties style:column-width="63.75pt" style:use-optimal-column-width="false"/>
    </style:style>
    <style:style style:name="ACOL-14" style:family="table-column">
      <style:table-column-properties style:column-width="75pt" style:use-optimal-column-width="false"/>
    </style:style>
    <style:style style:name="ACOL-15" style:family="table-column">
      <style:table-column-properties style:column-width="300.75pt" style:use-optimal-column-width="false"/>
    </style:style>
    <style:style style:name="AROW-1" style:family="table-row">
      <style:table-row-properties style:row-height="15pt" style:use-optimal-row-height="false"/>
    </style:style>
    <style:style style:name="AROW-2" style:family="table-row"/>
    <style:style style:name="AROW-3" style:family="table-row">
      <style:table-row-properties style:row-height="12.8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disable" table:steps="100"/>
      </table:calculation-settings>
      <table:table table:name="File" table:style-name="ta-0" table:print="true">
        <office:forms form:automatic-focus="false" form:apply-design-mode="false">
          <form:form/>
        </office:forms>
        <table:table-column table:style-name="ACOL-0" table:number-columns-repeated="3"/>
        <table:table-column table:style-name="ACOL-1"/>
        <table:table-column table:style-name="ACOL-2"/>
        <table:table-column table:style-name="ACOL-0" table:number-columns-repeated="16379"/>
        <table:table-row table:style-name="AROW-0">
          <table:table-cell table:number-columns-spanned="5" table:style-name="ACE-0" office:value-type="string">
            <text:p>Version 1</text:p>
          </table:table-cell>
          <table:covered-table-cell table:number-columns-repeated="4"/>
          <table:table-cell table:number-columns-repeated="16379" table:style-name="Gnumeric-default"/>
        </table:table-row>
        <table:table-row table:style-name="AROW-0">
          <table:table-cell table:number-rows-spanned="4" table:style-name="ACE-1" office:value-type="string">
            <text:p>Library</text:p>
          </table:table-cell>
          <table:table-cell table:style-name="ACE-9" office:value-type="string">
            <text:p>Header</text:p>
          </table:table-cell>
          <table:table-cell table:style-name="ACE-12"/>
          <table:table-cell table:style-name="ACE-17"/>
          <table:table-cell table:number-rows-spanned="4" table:style-name="ACE-7" office:value-type="string">
            <text:p>The file consists of a single library<text:line-break/>See the Library sheet for the definition</text:p>
          </table:table-cell>
          <table:table-cell table:number-columns-repeated="16379" table:style-name="Gnumeric-default"/>
        </table:table-row>
        <table:table-row table:style-name="AROW-1">
          <table:covered-table-cell/>
          <table:table-cell table:number-rows-spanned="3" table:style-name="ACE-10" office:value-type="string">
            <text:p>Animations</text:p>
          </table:table-cell>
          <table:table-cell table:style-name="ACE-13" office:value-type="string">
            <text:p>Header</text:p>
          </table:table-cell>
          <table:table-cell table:style-name="ACE-18"/>
          <table:covered-table-cell/>
          <table:table-cell table:number-columns-repeated="16379" table:style-name="Gnumeric-default"/>
        </table:table-row>
        <table:table-row table:style-name="AROW-1">
          <table:covered-table-cell table:number-columns-repeated="2"/>
          <table:table-cell table:number-rows-spanned="2" table:style-name="ACE-14" office:value-type="string">
            <text:p>Frames</text:p>
          </table:table-cell>
          <table:table-cell table:style-name="ACE-19" office:value-type="string">
            <text:p>Header</text:p>
          </table:table-cell>
          <table:covered-table-cell/>
          <table:table-cell table:number-columns-repeated="16379" table:style-name="Gnumeric-default"/>
        </table:table-row>
        <table:table-row table:style-name="AROW-1">
          <table:covered-table-cell table:number-columns-repeated="3"/>
          <table:table-cell table:style-name="ACE-20" office:value-type="string">
            <text:p>TLC LED states</text:p>
          </table:table-cell>
          <table:covered-table-cell/>
          <table:table-cell table:number-columns-repeated="16379" table:style-name="Gnumeric-default"/>
        </table:table-row>
        <table:table-row table:style-name="AROW-0" table:number-rows-repeated="1048571">
          <table:table-cell table:number-columns-repeated="16384"/>
        </table:table-row>
        <table:named-expressions>
          <table:named-expression table:name="Sheet_Title" table:expression="of:=&quot;File&quot;" table:base-cell-address="$'File'.$A$1"/>
          <table:named-expression table:name="Print_Area" table:expression="of:=#REF!" table:base-cell-address="$'File'.$A$1"/>
        </table:named-expressions>
        <gnm:selections gnm:cursor-col="4" gnm:cursor-row="18">
          <gnm:selection gnm:start-col="4" gnm:start-row="18" gnm:end-col="4" gnm:end-row="18"/>
        </gnm:selections>
      </table:table>
      <table:table table:name="Library" table:style-name="ta-1" table:print="true">
        <office:forms form:automatic-focus="false" form:apply-design-mode="false">
          <form:form/>
        </office:forms>
        <table:table-column table:default-cell-style-name="ACE-26" table:style-name="ACOL-0"/>
        <table:table-column table:default-cell-style-name="ACE-26" table:style-name="ACOL-4"/>
        <table:table-column table:default-cell-style-name="ACE-26" table:style-name="ACOL-0"/>
        <table:table-column table:default-cell-style-name="ACE-26" table:style-name="ACOL-5"/>
        <table:table-column table:default-cell-style-name="ACE-26" table:style-name="ACOL-0" table:number-columns-repeated="2"/>
        <table:table-column table:default-cell-style-name="ACE-26" table:style-name="ACOL-6"/>
        <table:table-column table:default-cell-style-name="ACE-26" table:style-name="ACOL-0" table:number-columns-repeated="16377"/>
        <table:table-row table:style-name="AROW-0">
          <table:table-cell table:number-columns-spanned="7" table:style-name="ACE-21" office:value-type="string">
            <text:p>Version 1</text:p>
          </table:table-cell>
          <table:covered-table-cell table:number-columns-repeated="6"/>
          <table:table-cell table:number-columns-repeated="16377" table:style-name="ACE-26"/>
        </table:table-row>
        <table:table-row table:style-name="AROW-0">
          <table:table-cell table:style-name="ACE-22" office:value-type="string">
            <text:p>Section</text:p>
          </table:table-cell>
          <table:table-cell table:style-name="ACE-30" office:value-type="string">
            <text:p>Field</text:p>
          </table:table-cell>
          <table:table-cell table:style-name="ACE-30" office:value-type="string">
            <text:p>Data Type</text:p>
          </table:table-cell>
          <table:table-cell table:style-name="ACE-30" office:value-type="string">
            <text:p>Byte Offset</text:p>
          </table:table-cell>
          <table:table-cell table:style-name="ACE-30" office:value-type="string">
            <text:p>Bits</text:p>
          </table:table-cell>
          <table:table-cell table:style-name="ACE-30" office:value-type="string">
            <text:p>Constant</text:p>
          </table:table-cell>
          <table:table-cell table:style-name="ACE-41" office:value-type="string">
            <text:p>Description</text:p>
          </table:table-cell>
          <table:table-cell table:number-columns-repeated="16377" table:style-name="ACE-26"/>
        </table:table-row>
        <table:table-row table:style-name="AROW-0">
          <table:table-cell table:number-rows-spanned="7" table:style-name="ACE-23" office:value-type="string">
            <text:p>Header</text:p>
          </table:table-cell>
          <table:table-cell table:style-name="ACE-31" office:value-type="string">
            <text:p>Type</text:p>
          </table:table-cell>
          <table:table-cell table:style-name="ACE-31" office:value-type="string">
            <text:p>U8</text:p>
          </table:table-cell>
          <table:table-cell table:style-name="ACE-31" office:value-type="float" office:value="0">
            <text:p>0</text:p>
          </table:table-cell>
          <table:table-cell table:style-name="ACE-31" office:value-type="string">
            <text:p>[7:0]</text:p>
          </table:table-cell>
          <table:table-cell table:style-name="ACE-31" office:value-type="float" office:value="0">
            <text:p>0</text:p>
          </table:table-cell>
          <table:table-cell table:style-name="ACE-42" office:value-type="string">
            <text:p>ID of the Library type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2" office:value-type="string">
            <text:p>Version</text:p>
          </table:table-cell>
          <table:table-cell table:style-name="ACE-32" office:value-type="string">
            <text:p>U8</text:p>
          </table:table-cell>
          <table:table-cell table:style-name="ACE-32" office:value-type="float" office:value="1">
            <text:p>1</text:p>
          </table:table-cell>
          <table:table-cell table:style-name="ACE-32" office:value-type="string">
            <text:p>[7:0]</text:p>
          </table:table-cell>
          <table:table-cell table:style-name="ACE-32" office:value-type="float" office:value="1">
            <text:p>1</text:p>
          </table:table-cell>
          <table:table-cell table:style-name="ACE-43" office:value-type="string">
            <text:p>Version of the library specification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3" office:value-type="string">
            <text:p>Name</text:p>
          </table:table-cell>
          <table:table-cell table:style-name="ACE-33" office:value-type="string">
            <text:p>Char[32]</text:p>
          </table:table-cell>
          <table:table-cell table:style-name="ACE-33" office:value-type="float" office:value="2">
            <text:p>2</text:p>
          </table:table-cell>
          <table:table-cell table:style-name="ACE-33" office:value-type="string">
            <text:p>[255:0]</text:p>
          </table:table-cell>
          <table:table-cell table:style-name="ACE-33" office:value-type="string">
            <text:p>N/A</text:p>
          </table:table-cell>
          <table:table-cell table:style-name="ACE-29" office:value-type="string">
            <text:p>Name of the library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3" office:value-type="string">
            <text:p>CRC</text:p>
          </table:table-cell>
          <table:table-cell table:style-name="ACE-33" office:value-type="string">
            <text:p>U32</text:p>
          </table:table-cell>
          <table:table-cell table:style-name="ACE-33" office:value-type="float" office:value="34">
            <text:p>34</text:p>
          </table:table-cell>
          <table:table-cell table:style-name="ACE-33" office:value-type="string">
            <text:p>[31:0]</text:p>
          </table:table-cell>
          <table:table-cell table:style-name="ACE-33" office:value-type="string">
            <text:p>N/A</text:p>
          </table:table-cell>
          <table:table-cell table:style-name="ACE-29" office:value-type="string">
            <text:p>CRC of the stored animations, Time, TLC, and Animations fields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3" office:value-type="string">
            <text:p>Time</text:p>
          </table:table-cell>
          <table:table-cell table:style-name="ACE-33" office:value-type="string">
            <text:p>U32</text:p>
          </table:table-cell>
          <table:table-cell table:style-name="ACE-33" office:value-type="float" office:value="38">
            <text:p>38</text:p>
          </table:table-cell>
          <table:table-cell table:style-name="ACE-33" office:value-type="string">
            <text:p>[31:0]</text:p>
          </table:table-cell>
          <table:table-cell table:style-name="ACE-33" office:value-type="string">
            <text:p>N/A</text:p>
          </table:table-cell>
          <table:table-cell table:style-name="ACE-29" office:value-type="string">
            <text:p>Unix timestamp of the time of creation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3" office:value-type="string">
            <text:p>Animations</text:p>
          </table:table-cell>
          <table:table-cell table:style-name="ACE-33" office:value-type="string">
            <text:p>U32</text:p>
          </table:table-cell>
          <table:table-cell table:style-name="ACE-33" office:value-type="float" office:value="42">
            <text:p>42</text:p>
          </table:table-cell>
          <table:table-cell table:style-name="ACE-33" office:value-type="string">
            <text:p>[31:0]</text:p>
          </table:table-cell>
          <table:table-cell table:style-name="ACE-33" office:value-type="string">
            <text:p>N/A</text:p>
          </table:table-cell>
          <table:table-cell table:style-name="ACE-29" office:value-type="string">
            <text:p>Number of frames stored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3" office:value-type="string">
            <text:p>Data Length</text:p>
          </table:table-cell>
          <table:table-cell table:style-name="ACE-33" office:value-type="string">
            <text:p>U64</text:p>
          </table:table-cell>
          <table:table-cell table:style-name="ACE-33" office:value-type="float" office:value="46">
            <text:p>46</text:p>
          </table:table-cell>
          <table:table-cell table:style-name="ACE-33" office:value-type="string">
            <text:p>[63:0]</text:p>
          </table:table-cell>
          <table:table-cell table:style-name="ACE-33" office:value-type="string">
            <text:p>N/A</text:p>
          </table:table-cell>
          <table:table-cell table:style-name="ACE-29" office:value-type="string">
            <text:p>Number of bytes after the header</text:p>
          </table:table-cell>
          <table:table-cell table:number-columns-repeated="16377" table:style-name="ACE-26"/>
        </table:table-row>
        <table:table-row table:style-name="AROW-0">
          <table:table-cell table:number-rows-spanned="4" table:style-name="ACE-24" office:value-type="string">
            <text:p>Animations</text:p>
          </table:table-cell>
          <table:table-cell table:style-name="ACE-34" office:value-type="string">
            <text:p>Animation 0</text:p>
          </table:table-cell>
          <table:table-cell table:style-name="ACE-37" office:value-type="string">
            <text:p>Animation</text:p>
          </table:table-cell>
          <table:table-cell table:style-name="ACE-37" office:value-type="float" office:value="54">
            <text:p>54</text:p>
          </table:table-cell>
          <table:table-cell table:style-name="ACE-37" office:value-type="string">
            <text:p>N/A</text:p>
          </table:table-cell>
          <table:table-cell table:style-name="ACE-37" office:value-type="string">
            <text:p>N/A</text:p>
          </table:table-cell>
          <table:table-cell table:number-rows-spanned="4" table:style-name="ACE-28" office:value-type="string">
            <text:p>Stored animations<text:line-break/>See Animation sheet for the definition</text:p>
          </table:table-cell>
          <table:table-cell table:number-columns-repeated="16377" table:style-name="ACE-26"/>
        </table:table-row>
        <table:table-row table:style-name="AROW-0">
          <table:covered-table-cell/>
          <table:table-cell table:style-name="ACE-35" office:value-type="string">
            <text:p>Animation 1</text:p>
          </table:table-cell>
          <table:table-cell table:style-name="ACE-38" office:value-type="string">
            <text:p>Animation</text:p>
          </table:table-cell>
          <table:table-cell table:style-name="ACE-38" office:value-type="string">
            <text:p>54 + (Animation 0)</text:p>
          </table:table-cell>
          <table:table-cell table:style-name="ACE-38" office:value-type="string">
            <text:p>N/A</text:p>
          </table:table-cell>
          <table:table-cell table:style-name="ACE-38" office:value-type="string">
            <text:p>N/A</text:p>
          </table:table-cell>
          <table:covered-table-cell/>
          <table:table-cell table:number-columns-repeated="16377" table:style-name="ACE-26"/>
        </table:table-row>
        <table:table-row table:style-name="AROW-0">
          <table:covered-table-cell/>
          <table:table-cell table:style-name="ACE-35" office:value-type="string">
            <text:p>...</text:p>
          </table:table-cell>
          <table:table-cell table:style-name="ACE-38" office:value-type="string">
            <text:p>...</text:p>
          </table:table-cell>
          <table:table-cell table:style-name="ACE-38" office:value-type="string">
            <text:p>...</text:p>
          </table:table-cell>
          <table:table-cell table:style-name="ACE-38" office:value-type="string">
            <text:p>...</text:p>
          </table:table-cell>
          <table:table-cell table:style-name="ACE-38" office:value-type="string">
            <text:p>...</text:p>
          </table:table-cell>
          <table:covered-table-cell/>
          <table:table-cell table:number-columns-repeated="16377" table:style-name="ACE-26"/>
        </table:table-row>
        <table:table-row table:style-name="AROW-0">
          <table:covered-table-cell/>
          <table:table-cell table:style-name="ACE-36" office:value-type="string">
            <text:p>Animation n</text:p>
          </table:table-cell>
          <table:table-cell table:style-name="ACE-39" office:value-type="string">
            <text:p>Animation</text:p>
          </table:table-cell>
          <table:table-cell table:style-name="ACE-39" office:value-type="string">
            <text:p>54 + (Animation n-1) + ... + (Animation 0)</text:p>
          </table:table-cell>
          <table:table-cell table:style-name="ACE-39" office:value-type="string">
            <text:p>N/A</text:p>
          </table:table-cell>
          <table:table-cell table:style-name="ACE-39" office:value-type="string">
            <text:p>N/A</text:p>
          </table:table-cell>
          <table:covered-table-cell/>
          <table:table-cell table:number-columns-repeated="16377" table:style-name="ACE-26"/>
        </table:table-row>
        <table:table-row table:style-name="AROW-0" table:number-rows-repeated="1048563">
          <table:table-cell table:number-columns-repeated="16384"/>
        </table:table-row>
        <table:named-expressions>
          <table:named-expression table:name="Sheet_Title" table:expression="of:=&quot;Library&quot;" table:base-cell-address="$'Library'.$A$1"/>
          <table:named-expression table:name="Print_Area" table:expression="of:=#REF!" table:base-cell-address="$'Library'.$A$1"/>
        </table:named-expressions>
        <gnm:selections gnm:cursor-col="5" gnm:cursor-row="2">
          <gnm:selection gnm:start-col="5" gnm:start-row="2" gnm:end-col="5" gnm:end-row="2"/>
        </gnm:selections>
      </table:table>
      <table:table table:name="Animation" table:style-name="ta-2" table:print="true">
        <office:forms form:automatic-focus="false" form:apply-design-mode="false">
          <form:form/>
        </office:forms>
        <table:table-column table:default-cell-style-name="ACE-50" table:style-name="ACOL-8"/>
        <table:table-column table:default-cell-style-name="ACE-50" table:style-name="ACOL-9"/>
        <table:table-column table:default-cell-style-name="ACE-50" table:style-name="ACOL-10"/>
        <table:table-column table:default-cell-style-name="ACE-50" table:style-name="ACOL-11"/>
        <table:table-column table:default-cell-style-name="ACE-50" table:style-name="ACOL-7" table:number-columns-repeated="2"/>
        <table:table-column table:default-cell-style-name="ACE-50" table:style-name="ACOL-12"/>
        <table:table-column table:default-cell-style-name="ACE-50" table:style-name="ACOL-7" table:number-columns-repeated="3"/>
        <table:table-column table:default-cell-style-name="ACE-68" table:style-name="ACOL-7" table:number-columns-repeated="16373"/>
        <table:table-column table:default-cell-style-name="ACE-49" table:style-name="ACOL-7"/>
        <table:table-row table:style-name="AROW-1">
          <table:table-cell table:number-columns-spanned="7" table:style-name="ACE-44" office:value-type="string">
            <text:p>Version 1</text:p>
          </table:table-cell>
          <table:covered-table-cell table:number-columns-repeated="6"/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table-cell table:style-name="ACE-45" office:value-type="string">
            <text:p>Section</text:p>
          </table:table-cell>
          <table:table-cell table:style-name="ACE-51" office:value-type="string">
            <text:p>Field</text:p>
          </table:table-cell>
          <table:table-cell table:style-name="ACE-51" office:value-type="string">
            <text:p>Data Type</text:p>
          </table:table-cell>
          <table:table-cell table:style-name="ACE-51" office:value-type="string">
            <text:p>Byte Offset</text:p>
          </table:table-cell>
          <table:table-cell table:style-name="ACE-51" office:value-type="string">
            <text:p>Bits</text:p>
          </table:table-cell>
          <table:table-cell table:style-name="ACE-51" office:value-type="string">
            <text:p>Constant</text:p>
          </table:table-cell>
          <table:table-cell table:style-name="ACE-62" office:value-type="string">
            <text:p>Description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table-cell table:number-rows-spanned="8" table:style-name="ACE-46" office:value-type="string">
            <text:p>Header</text:p>
          </table:table-cell>
          <table:table-cell table:style-name="ACE-52" office:value-type="string">
            <text:p>Type</text:p>
          </table:table-cell>
          <table:table-cell table:style-name="ACE-52" office:value-type="string">
            <text:p>U8</text:p>
          </table:table-cell>
          <table:table-cell table:style-name="ACE-52" office:value-type="float" office:value="0">
            <text:p>0</text:p>
          </table:table-cell>
          <table:table-cell table:style-name="ACE-52" office:value-type="string">
            <text:p>[7:0]</text:p>
          </table:table-cell>
          <table:table-cell table:style-name="ACE-52" office:value-type="float" office:value="1">
            <text:p>1</text:p>
          </table:table-cell>
          <table:table-cell table:style-name="ACE-63" office:value-type="string">
            <text:p>ID of the Animation type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3" office:value-type="string">
            <text:p>Version</text:p>
          </table:table-cell>
          <table:table-cell table:style-name="ACE-53" office:value-type="string">
            <text:p>U8</text:p>
          </table:table-cell>
          <table:table-cell table:style-name="ACE-53" office:value-type="float" office:value="1">
            <text:p>1</text:p>
          </table:table-cell>
          <table:table-cell table:style-name="ACE-53" office:value-type="string">
            <text:p>[7:0]</text:p>
          </table:table-cell>
          <table:table-cell table:style-name="ACE-53" office:value-type="float" office:value="1">
            <text:p>1</text:p>
          </table:table-cell>
          <table:table-cell table:style-name="ACE-64" office:value-type="string">
            <text:p>Version of the animation specification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Name</text:p>
          </table:table-cell>
          <table:table-cell table:style-name="ACE-54" office:value-type="string">
            <text:p>Char[32]</text:p>
          </table:table-cell>
          <table:table-cell table:style-name="ACE-54" office:value-type="float" office:value="2">
            <text:p>2</text:p>
          </table:table-cell>
          <table:table-cell table:style-name="ACE-54" office:value-type="string">
            <text:p>[255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Name of the animation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CRC</text:p>
          </table:table-cell>
          <table:table-cell table:style-name="ACE-54" office:value-type="string">
            <text:p>U32</text:p>
          </table:table-cell>
          <table:table-cell table:style-name="ACE-54" office:value-type="float" office:value="34">
            <text:p>34</text:p>
          </table:table-cell>
          <table:table-cell table:style-name="ACE-54" office:value-type="string">
            <text:p>[31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CRC of the stored frames, Time, TLC, and Frames fields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Time</text:p>
          </table:table-cell>
          <table:table-cell table:style-name="ACE-54" office:value-type="string">
            <text:p>U32</text:p>
          </table:table-cell>
          <table:table-cell table:style-name="ACE-54" office:value-type="float" office:value="38">
            <text:p>38</text:p>
          </table:table-cell>
          <table:table-cell table:style-name="ACE-54" office:value-type="string">
            <text:p>[31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Unix timestamp of the time of creation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TLC Count</text:p>
          </table:table-cell>
          <table:table-cell table:style-name="ACE-54" office:value-type="string">
            <text:p>U8</text:p>
          </table:table-cell>
          <table:table-cell table:style-name="ACE-54" office:value-type="float" office:value="42">
            <text:p>42</text:p>
          </table:table-cell>
          <table:table-cell table:style-name="ACE-54" office:value-type="string">
            <text:p>[7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Number of TLCs daisy chained together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Frame Count</text:p>
          </table:table-cell>
          <table:table-cell table:style-name="ACE-54" office:value-type="string">
            <text:p>U32</text:p>
          </table:table-cell>
          <table:table-cell table:style-name="ACE-54" office:value-type="float" office:value="43">
            <text:p>43</text:p>
          </table:table-cell>
          <table:table-cell table:style-name="ACE-54" office:value-type="string">
            <text:p>[31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Number of frames stored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1">
          <table:covered-table-cell/>
          <table:table-cell table:style-name="ACE-54" office:value-type="string">
            <text:p>Data Length</text:p>
          </table:table-cell>
          <table:table-cell table:style-name="ACE-54" office:value-type="string">
            <text:p>U32</text:p>
          </table:table-cell>
          <table:table-cell table:style-name="ACE-54" office:value-type="float" office:value="47">
            <text:p>47</text:p>
          </table:table-cell>
          <table:table-cell table:style-name="ACE-54" office:value-type="string">
            <text:p>[31:0]</text:p>
          </table:table-cell>
          <table:table-cell table:style-name="ACE-54" office:value-type="string">
            <text:p>N/A</text:p>
          </table:table-cell>
          <table:table-cell table:style-name="ACE-65" office:value-type="string">
            <text:p>Number of bytes after the header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0">
          <table:table-cell table:number-rows-spanned="4" table:style-name="ACE-47" office:value-type="string">
            <text:p>Frames</text:p>
          </table:table-cell>
          <table:table-cell table:style-name="ACE-55" office:value-type="string">
            <text:p>Frame 0</text:p>
          </table:table-cell>
          <table:table-cell table:style-name="ACE-58" office:value-type="string">
            <text:p>Frame</text:p>
          </table:table-cell>
          <table:table-cell table:style-name="ACE-58" office:value-type="float" office:value="51">
            <text:p>51</text:p>
          </table:table-cell>
          <table:table-cell table:style-name="ACE-58" office:value-type="string">
            <text:p>N/A</text:p>
          </table:table-cell>
          <table:table-cell table:style-name="ACE-58" office:value-type="string">
            <text:p>N/A</text:p>
          </table:table-cell>
          <table:table-cell table:number-rows-spanned="4" table:style-name="ACE-66" office:value-type="string">
            <text:p>Stored frames<text:line-break/>See Frame sheet for the definition</text:p>
          </table:table-cell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0">
          <table:covered-table-cell/>
          <table:table-cell table:style-name="ACE-56" office:value-type="string">
            <text:p>Frame 1</text:p>
          </table:table-cell>
          <table:table-cell table:style-name="ACE-59" office:value-type="string">
            <text:p>Frame</text:p>
          </table:table-cell>
          <table:table-cell table:style-name="ACE-59" office:value-type="string">
            <text:p>51 + (Frame 0)</text:p>
          </table:table-cell>
          <table:table-cell table:style-name="ACE-59" office:value-type="string">
            <text:p>N/A</text:p>
          </table:table-cell>
          <table:table-cell table:style-name="ACE-59" office:value-type="string">
            <text:p>N/A</text:p>
          </table:table-cell>
          <table:covered-table-cell/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0">
          <table:covered-table-cell/>
          <table:table-cell table:style-name="ACE-56" office:value-type="string">
            <text:p>...</text:p>
          </table:table-cell>
          <table:table-cell table:style-name="ACE-59" office:value-type="string">
            <text:p>...</text:p>
          </table:table-cell>
          <table:table-cell table:style-name="ACE-59" office:value-type="string">
            <text:p>...</text:p>
          </table:table-cell>
          <table:table-cell table:style-name="ACE-59" office:value-type="string">
            <text:p>...</text:p>
          </table:table-cell>
          <table:table-cell table:style-name="ACE-59" office:value-type="string">
            <text:p>...</text:p>
          </table:table-cell>
          <table:covered-table-cell/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0">
          <table:covered-table-cell/>
          <table:table-cell table:style-name="ACE-57" office:value-type="string">
            <text:p>Frame n</text:p>
          </table:table-cell>
          <table:table-cell table:style-name="ACE-60" office:value-type="string">
            <text:p>Frame</text:p>
          </table:table-cell>
          <table:table-cell table:style-name="ACE-60" office:value-type="string">
            <text:p>51 + (Frame n-1) + ... + (Frame 0)</text:p>
          </table:table-cell>
          <table:table-cell table:style-name="ACE-60" office:value-type="string">
            <text:p>N/A</text:p>
          </table:table-cell>
          <table:table-cell table:style-name="ACE-60" office:value-type="string">
            <text:p>N/A</text:p>
          </table:table-cell>
          <table:covered-table-cell/>
          <table:table-cell table:number-columns-repeated="3" table:style-name="ACE-50"/>
          <table:table-cell table:number-columns-repeated="16373" table:style-name="ACE-68"/>
          <table:table-cell table:style-name="ACE-69"/>
        </table:table-row>
        <table:table-row table:style-name="AROW-3" table:number-rows-repeated="11">
          <table:table-cell table:number-columns-repeated="16384"/>
        </table:table-row>
        <table:table-row table:style-name="AROW-3">
          <table:table-cell table:number-columns-repeated="2" table:style-name="ACE-50"/>
          <table:table-cell table:style-name="ACE-50" office:value-type="string">
            <text:p>`</text:p>
          </table:table-cell>
          <table:table-cell table:number-columns-repeated="7" table:style-name="ACE-50"/>
          <table:table-cell table:number-columns-repeated="16373" table:style-name="ACE-68"/>
          <table:table-cell table:style-name="ACE-69"/>
        </table:table-row>
        <table:table-row table:style-name="AROW-3" table:number-rows-repeated="1048550">
          <table:table-cell table:number-columns-repeated="16384"/>
        </table:table-row>
        <table:named-expressions>
          <table:named-expression table:name="Sheet_Title" table:expression="of:=&quot;Animation&quot;" table:base-cell-address="$'Animation'.$A$1"/>
          <table:named-expression table:name="Print_Area" table:expression="of:=#REF!" table:base-cell-address="$'Animation'.$A$1"/>
        </table:named-expressions>
        <gnm:selections gnm:cursor-col="5" gnm:cursor-row="2">
          <gnm:selection gnm:start-col="5" gnm:start-row="2" gnm:end-col="5" gnm:end-row="2"/>
        </gnm:selections>
      </table:table>
      <table:table table:name="Frame" table:style-name="ta-3" table:print="true">
        <office:forms form:automatic-focus="false" form:apply-design-mode="false">
          <form:form/>
        </office:forms>
        <table:table-column table:default-cell-style-name="ACE-77" table:style-name="ACOL-13"/>
        <table:table-column table:default-cell-style-name="ACE-77" table:style-name="ACOL-14"/>
        <table:table-column table:default-cell-style-name="ACE-77" table:style-name="ACOL-0" table:number-columns-repeated="4"/>
        <table:table-column table:default-cell-style-name="ACE-77" table:style-name="ACOL-15"/>
        <table:table-column table:default-cell-style-name="ACE-77" table:style-name="ACOL-0" table:number-columns-repeated="16377"/>
        <table:table-row table:style-name="AROW-0">
          <table:table-cell table:number-columns-spanned="7" table:style-name="ACE-70" office:value-type="string">
            <text:p>Version 1</text:p>
          </table:table-cell>
          <table:covered-table-cell table:number-columns-repeated="6"/>
          <table:table-cell table:number-columns-repeated="16377" table:style-name="ACE-77"/>
        </table:table-row>
        <table:table-row table:style-name="AROW-0">
          <table:table-cell table:style-name="ACE-71" office:value-type="string">
            <text:p>Section</text:p>
          </table:table-cell>
          <table:table-cell table:style-name="ACE-82" office:value-type="string">
            <text:p>Field</text:p>
          </table:table-cell>
          <table:table-cell table:style-name="ACE-82" office:value-type="string">
            <text:p>Data Type</text:p>
          </table:table-cell>
          <table:table-cell table:style-name="ACE-82" office:value-type="string">
            <text:p>Byte Offset</text:p>
          </table:table-cell>
          <table:table-cell table:style-name="ACE-82" office:value-type="string">
            <text:p>Bits</text:p>
          </table:table-cell>
          <table:table-cell table:style-name="ACE-82" office:value-type="string">
            <text:p>Constant</text:p>
          </table:table-cell>
          <table:table-cell table:style-name="ACE-92" office:value-type="string">
            <text:p>Description</text:p>
          </table:table-cell>
          <table:table-cell table:number-columns-repeated="16377" table:style-name="ACE-77"/>
        </table:table-row>
        <table:table-row table:style-name="AROW-1">
          <table:table-cell table:number-rows-spanned="4" table:style-name="ACE-72" office:value-type="string">
            <text:p>Header</text:p>
          </table:table-cell>
          <table:table-cell table:style-name="ACE-83" office:value-type="string">
            <text:p>Type</text:p>
          </table:table-cell>
          <table:table-cell table:style-name="ACE-83" office:value-type="string">
            <text:p>U8</text:p>
          </table:table-cell>
          <table:table-cell table:style-name="ACE-83" office:value-type="float" office:value="0">
            <text:p>0</text:p>
          </table:table-cell>
          <table:table-cell table:style-name="ACE-83" office:value-type="string">
            <text:p>[7:0]</text:p>
          </table:table-cell>
          <table:table-cell table:style-name="ACE-83" office:value-type="float" office:value="2">
            <text:p>2</text:p>
          </table:table-cell>
          <table:table-cell table:style-name="ACE-93" office:value-type="string">
            <text:p>ID of the Frame type</text:p>
          </table:table-cell>
          <table:table-cell table:number-columns-repeated="16377" table:style-name="ACE-77"/>
        </table:table-row>
        <table:table-row table:style-name="AROW-1">
          <table:covered-table-cell/>
          <table:table-cell table:style-name="ACE-84" office:value-type="string">
            <text:p>Version</text:p>
          </table:table-cell>
          <table:table-cell table:style-name="ACE-84" office:value-type="string">
            <text:p>U8</text:p>
          </table:table-cell>
          <table:table-cell table:style-name="ACE-84" office:value-type="float" office:value="1">
            <text:p>1</text:p>
          </table:table-cell>
          <table:table-cell table:style-name="ACE-84" office:value-type="string">
            <text:p>[7:0]</text:p>
          </table:table-cell>
          <table:table-cell table:style-name="ACE-84" office:value-type="float" office:value="1">
            <text:p>1</text:p>
          </table:table-cell>
          <table:table-cell table:style-name="ACE-94" office:value-type="string">
            <text:p>Version of the frame specification</text:p>
          </table:table-cell>
          <table:table-cell table:number-columns-repeated="16377" table:style-name="ACE-77"/>
        </table:table-row>
        <table:table-row table:style-name="AROW-3">
          <table:covered-table-cell/>
          <table:table-cell table:style-name="ACE-85" office:value-type="string">
            <text:p>Duration</text:p>
          </table:table-cell>
          <table:table-cell table:style-name="ACE-85" office:value-type="string">
            <text:p>U16</text:p>
          </table:table-cell>
          <table:table-cell table:style-name="ACE-85" office:value-type="float" office:value="2">
            <text:p>2</text:p>
          </table:table-cell>
          <table:table-cell table:style-name="ACE-85" office:value-type="string">
            <text:p>[15:0]</text:p>
          </table:table-cell>
          <table:table-cell table:style-name="ACE-85" office:value-type="string">
            <text:p>N/A</text:p>
          </table:table-cell>
          <table:table-cell table:style-name="ACE-95" office:value-type="string">
            <text:p>How long to display the frame in ms</text:p>
          </table:table-cell>
          <table:table-cell table:number-columns-repeated="16377" table:style-name="ACE-77"/>
        </table:table-row>
        <table:table-row table:style-name="AROW-1">
          <table:covered-table-cell/>
          <table:table-cell table:style-name="ACE-85" office:value-type="string">
            <text:p>Data Length</text:p>
          </table:table-cell>
          <table:table-cell table:style-name="ACE-85" office:value-type="string">
            <text:p>U16</text:p>
          </table:table-cell>
          <table:table-cell table:style-name="ACE-85" office:value-type="float" office:value="4">
            <text:p>4</text:p>
          </table:table-cell>
          <table:table-cell table:style-name="ACE-85" office:value-type="string">
            <text:p>[15:0]</text:p>
          </table:table-cell>
          <table:table-cell table:style-name="ACE-85" office:value-type="string">
            <text:p>N/A</text:p>
          </table:table-cell>
          <table:table-cell table:style-name="ACE-95" office:value-type="string">
            <text:p>Number of bytes after the header</text:p>
          </table:table-cell>
          <table:table-cell table:number-columns-repeated="16377" table:style-name="ACE-77"/>
        </table:table-row>
        <table:table-row table:style-name="AROW-0">
          <table:table-cell table:number-rows-spanned="33" table:style-name="ACE-73" office:value-type="string">
            <text:p>LED States</text:p>
          </table:table-cell>
          <table:table-cell table:style-name="ACE-86" office:value-type="string">
            <text:p>TLC 0 LED 15</text:p>
          </table:table-cell>
          <table:table-cell table:style-name="ACE-86" office:value-type="string">
            <text:p>U24</text:p>
          </table:table-cell>
          <table:table-cell table:style-name="ACE-86" office:value-type="float" office:value="6">
            <text:p>6</text:p>
          </table:table-cell>
          <table:table-cell table:style-name="ACE-86" office:value-type="string">
            <text:p>[23:12]</text:p>
          </table:table-cell>
          <table:table-cell table:style-name="ACE-86" office:value-type="string">
            <text:p>N/A</text:p>
          </table:table-cell>
          <table:table-cell table:number-rows-spanned="33" table:style-name="ACE-96" office:value-type="string">
            <text:p>TLC 0 is the last IC in the daisy chain<text:line-break/>TLC n is the first IC in the chain and connected to the SPI device<text:line-break/><text:line-break/>The data is structured in the form it will be sent out via SPI<text:line-break/>The first LED data sent out is the last LED on the last TLC<text:line-break/>I.e TLC 0 LED 15<text:line-break/>This is due to the data being shifted through all the Ics</text:p>
          </table:table-cell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14</text:p>
          </table:table-cell>
          <table:table-cell table:style-name="ACE-87" office:value-type="string">
            <text:p>U24</text:p>
          </table:table-cell>
          <table:table-cell table:style-name="ACE-87" office:value-type="float" office:value="6">
            <text:p>6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13</text:p>
          </table:table-cell>
          <table:table-cell table:style-name="ACE-87" office:value-type="string">
            <text:p>U24</text:p>
          </table:table-cell>
          <table:table-cell table:style-name="ACE-87" office:value-type="float" office:value="9">
            <text:p>9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12</text:p>
          </table:table-cell>
          <table:table-cell table:style-name="ACE-87" office:value-type="string">
            <text:p>U24</text:p>
          </table:table-cell>
          <table:table-cell table:style-name="ACE-87" office:value-type="float" office:value="9">
            <text:p>9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11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2">
            <text:p>12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10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2">
            <text:p>12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09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5">
            <text:p>15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0 LED 08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5">
            <text:p>15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7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8">
            <text:p>18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6</text:p>
          </table:table-cell>
          <table:table-cell table:style-name="ACE-87" office:value-type="string">
            <text:p>U24</text:p>
          </table:table-cell>
          <table:table-cell table:style-name="ACE-87" office:value-type="float" office:value="18">
            <text:p>18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5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1">
            <text:p>21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4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1">
            <text:p>21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3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4">
            <text:p>24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2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4">
            <text:p>24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1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7">
            <text:p>27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0 LED 00</text:p>
          </table:table-cell>
          <table:table-cell table:style-name="ACE-87" office:value-type="string">
            <text:p>U24</text:p>
          </table:table-cell>
          <table:table-cell table:style-name="ACE-87" office:value-type="float" office:value="27">
            <text:p>27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...</text:p>
          </table:table-cell>
          <table:table-cell table:style-name="ACE-88" office:value-type="string">
            <text:p>...</text:p>
          </table:table-cell>
          <table:table-cell table:style-name="ACE-87" office:value-type="string">
            <text:p>...</text:p>
          </table:table-cell>
          <table:table-cell table:style-name="ACE-88" office:value-type="string">
            <text:p>...</text:p>
          </table:table-cell>
          <table:table-cell table:style-name="ACE-88" office:value-type="string">
            <text:p>...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5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6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4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6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3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9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2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9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1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2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10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2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09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5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7" office:value-type="string">
            <text:p>TLC n LED 08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5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7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8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6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18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5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21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4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21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3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24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2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24</text:p>
          </table:table-cell>
          <table:table-cell table:style-name="ACE-87" office:value-type="string">
            <text:p>[11:0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8" office:value-type="string">
            <text:p>TLC n LED 01</text:p>
          </table:table-cell>
          <table:table-cell table:style-name="ACE-87" office:value-type="string">
            <text:p>U24</text:p>
          </table:table-cell>
          <table:table-cell table:style-name="ACE-87" office:value-type="string">
            <text:p>24n + 27</text:p>
          </table:table-cell>
          <table:table-cell table:style-name="ACE-87" office:value-type="string">
            <text:p>[23:12]</text:p>
          </table:table-cell>
          <table:table-cell table:style-name="ACE-87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>
          <table:covered-table-cell/>
          <table:table-cell table:style-name="ACE-89" office:value-type="string">
            <text:p>TLC n LED 00</text:p>
          </table:table-cell>
          <table:table-cell table:style-name="ACE-90" office:value-type="string">
            <text:p>U24</text:p>
          </table:table-cell>
          <table:table-cell table:style-name="ACE-90" office:value-type="string">
            <text:p>24n + 27</text:p>
          </table:table-cell>
          <table:table-cell table:style-name="ACE-89" office:value-type="string">
            <text:p>[11:0]</text:p>
          </table:table-cell>
          <table:table-cell table:style-name="ACE-89" office:value-type="string">
            <text:p>N/A</text:p>
          </table:table-cell>
          <table:covered-table-cell/>
          <table:table-cell table:number-columns-repeated="16377" table:style-name="ACE-77"/>
        </table:table-row>
        <table:table-row table:style-name="AROW-0" table:number-rows-repeated="1048536">
          <table:table-cell table:number-columns-repeated="16384"/>
        </table:table-row>
        <table:table-row table:style-name="AROW-3">
          <table:table-cell table:number-columns-repeated="16384" table:style-name="ACE-76"/>
        </table:table-row>
        <table:named-expressions>
          <table:named-expression table:name="Sheet_Title" table:expression="of:=&quot;Frame&quot;" table:base-cell-address="$'Frame'.$A$1"/>
          <table:named-expression table:name="Print_Area" table:expression="of:=#REF!" table:base-cell-address="$'Frame'.$A$1"/>
        </table:named-expressions>
        <gnm:selections gnm:cursor-col="11" gnm:cursor-row="40">
          <gnm:selection gnm:start-col="11" gnm:start-row="40" gnm:end-col="11" gnm:end-row="4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7.5pt" style:use-optimal-column-width="true"/>
    </style:default-style>
    <style:default-style style:family="table-row">
      <style:table-row-properties style:row-height="1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56.699999999999996pt" fo:margin-bottom="56.699999999999996pt" fo:margin-left="56.699999999999996pt" fo:margin-right="56.699999999999996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19.100000000000172pt" svg:height="19.100000000000172pt" style:dynamic-spacing="true"/>
      </style:header-style>
      <style:footer-style>
        <style:header-footer-properties fo:border="none" style:shadow="none" fo:padding="0pt" fo:margin="0pt" fo:min-height="19.100000000000172pt" svg:height="19.100000000000172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Fil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Library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Animation" style:page-layout-name="pl-2">
      <style:header style:display="true">
        <style:region-left>
          <text:p/>
        </style:region-left>
        <style:region-center>
          <text:p><text:span>Times New Roman,Regular"2</text:span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Times New Roman,Regular"2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Frame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5-02T07:31:56Z</dc:date>
    <meta:editing-duration>0</meta:editing-duration>
    <meta:generator>gnumeric/1.12.52</meta:generator>
    <meta:user-defined meta:name="meta:template" meta:value-type="string"/>
  </office:meta>
</office:document-meta>
</file>